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1">
      <style:table-cell-properties fo:border="thin solid #000000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8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9" style:family="table-cell" style:parent-style-name="Default" style:data-style-name="N21">
      <style:table-cell-properties fo:border-top="thin solid #000000" fo:border-bottom="2pt solid #000000" fo:border-left="thin solid #000000" fo:border-right="thin solid #000000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o1" style:family="table-column">
      <style:table-column-properties fo:break-before="auto" style:column-width="5.76791666666667cm" style:use-optimal-column-width="true"/>
    </style:style>
    <style:style style:name="co2" style:family="table-column">
      <style:table-column-properties fo:break-before="auto" style:column-width="1.93145833333333cm" style:use-optimal-column-width="true"/>
    </style:style>
    <style:style style:name="co3" style:family="table-column">
      <style:table-column-properties fo:break-before="auto" style:column-width="11.006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3">
            <text:p>Project plan</text:p>
          </table:table-cell>
          <table:table-cell office:value-type="string" table:style-name="ce4">
            <text:p>Date</text:p>
          </table:table-cell>
          <table:table-cell office:value-type="string" table:style-name="ce5">
            <text:p>Description<text:s/>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Initial project plan<text:s/></text:p>
          </table:table-cell>
          <table:table-cell office:value-type="date" office:date-value="2024-10-27T00:00:00" table:style-name="ce2">
            <text:p>27-Oct</text:p>
          </table:table-cell>
          <table:table-cell office:value-type="string" table:style-name="ce7">
            <text:p>Describe the project's general aims, objectives, and scope at this phase. I use this plan as the basis for everything I do after that.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reparation of PDM plan<text:s/></text:p>
          </table:table-cell>
          <table:table-cell office:value-type="date" office:date-value="2024-10-28T00:00:00" table:style-name="ce2">
            <text:p>28-Oct</text:p>
          </table:table-cell>
          <table:table-cell office:value-type="string" table:style-name="ce7">
            <text:p>Draft a Project Development Management (PDM) plan that outlines the project's schedule, duties, and responsibilities. This guarantees that I carry out and oversee my work in an organised manner.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resentation of PDM plan</text:p>
          </table:table-cell>
          <table:table-cell office:value-type="date" office:date-value="2024-10-29T00:00:00" table:style-name="ce2">
            <text:p>29-Oct</text:p>
          </table:table-cell>
          <table:table-cell office:value-type="string" table:style-name="ce7">
            <text:p>Develop and provide a presentation outlining my PDM plan to stakeholders throughout this step. My objective is to convey the project's objectives, schedule, and resource needs in an effective manner.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esearch and Data preprocessing<text:s/></text:p>
          </table:table-cell>
          <table:table-cell office:value-type="date" office:date-value="2024-10-30T00:00:00" table:style-name="ce2">
            <text:p>30-Oct</text:p>
          </table:table-cell>
          <table:table-cell office:value-type="string" table:style-name="ce7">
            <text:p>I will collect pertinent literature and datasets for the study throughout this phase, making care to properly clean and prepare the data. To make sure I get high-quality input data for model training, this step is essential.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Model development</text:p>
          </table:table-cell>
          <table:table-cell office:value-type="date" office:date-value="2024-10-31T00:00:00" table:style-name="ce2">
            <text:p>31-Oct</text:p>
          </table:table-cell>
          <table:table-cell office:value-type="string" table:style-name="ce7">
            <text:p>I will develeop the model which is efficient way for the classification.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Data ethics preparation<text:s/></text:p>
          </table:table-cell>
          <table:table-cell office:value-type="date" office:date-value="2024-11-01T00:00:00" table:style-name="ce2">
            <text:p>01-Nov</text:p>
          </table:table-cell>
          <table:table-cell office:value-type="string" table:style-name="ce7">
            <text:p>Preparation for Data ethics quiz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Data ethics quiz<text:s/></text:p>
          </table:table-cell>
          <table:table-cell office:value-type="date" office:date-value="2024-11-02T00:00:00" table:style-name="ce2">
            <text:p>02-Nov</text:p>
          </table:table-cell>
          <table:table-cell office:value-type="string" table:style-name="ce7">
            <text:p>Quiz day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Model evaluation</text:p>
          </table:table-cell>
          <table:table-cell office:value-type="date" office:date-value="2024-11-03T00:00:00" table:style-name="ce2">
            <text:p>03-Nov</text:p>
          </table:table-cell>
          <table:table-cell office:value-type="string" table:style-name="ce7">
            <text:p>Analysing the model with performance and accuracy which meets the project goal.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Full implimentation</text:p>
          </table:table-cell>
          <table:table-cell office:value-type="date" office:date-value="2024-11-04T00:00:00" table:style-name="ce2">
            <text:p>04-Nov</text:p>
          </table:table-cell>
          <table:table-cell office:value-type="string" table:style-name="ce7">
            <text:p>full implementation<text:s/>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eport creation</text:p>
          </table:table-cell>
          <table:table-cell office:value-type="date" office:date-value="2024-11-05T00:00:00" table:style-name="ce2">
            <text:p>05-Nov</text:p>
          </table:table-cell>
          <table:table-cell office:value-type="string" table:style-name="ce7">
            <text:p>Report will be created for project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reparation for VIVA</text:p>
          </table:table-cell>
          <table:table-cell office:value-type="date" office:date-value="2024-11-06T00:00:00" table:style-name="ce2">
            <text:p>06-Nov</text:p>
          </table:table-cell>
          <table:table-cell office:value-type="string" table:style-name="ce7">
            <text:p>Prepare and attend the mock VIVA.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eport Submission</text:p>
          </table:table-cell>
          <table:table-cell office:value-type="date" office:date-value="2024-11-07T00:00:00" table:style-name="ce2">
            <text:p>07-Nov</text:p>
          </table:table-cell>
          <table:table-cell office:value-type="string" table:style-name="ce7">
            <text:p>Report submission day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Viva</text:p>
          </table:table-cell>
          <table:table-cell office:value-type="date" office:date-value="2025-01-10T00:00:00" table:style-name="ce9">
            <text:p>10-Jan</text:p>
          </table:table-cell>
          <table:table-cell office:value-type="string" table:style-name="ce10">
            <text:p>Attend the Viva to showcase my work.</text:p>
          </table:table-cell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025</meta:generator>
    <meta:initial-creator>kishan rajan</meta:initial-creator>
    <dc:creator>kishan rajan</dc:creator>
    <meta:creation-date>2024-10-15T14:03:22Z</meta:creation-date>
    <dc:date>2024-10-15T16:16:01Z</dc:date>
  </office:meta>
</office:document-meta>
</file>